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68cm" fo:min-width="4.73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85cm" fo:min-width="3.2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74cm" fo:min-width="7.39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8cm" fo:min-width="2.8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708cm" fo:min-width="7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.4cm" svg:height="3.7cm" draw:transform="skewX (-0.0186750229963393) translate (6.4cm 1cm)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7cm" svg:y1="4.7cm" svg:x2="10.582cm" svg:y2="7.043cm" draw:start-shape="id1" draw:start-glue-point="8" draw:end-shape="id2" svg:d="M10170 4700l412 2343" svg:viewBox="0 0 413 2344">
          <text:p/>
        </draw:connector>
        <draw:custom-shape draw:style-name="gr3" draw:text-style-name="P4" xml:id="id3" draw:id="id3" draw:layer="layout" svg:width="7.5cm" svg:height="4.2cm" svg:x="6.4cm" svg:y="11.3cm">
          <text:p text:style-name="P1">m &lt;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9.871cm" svg:y1="8.466cm" svg:x2="10.15cm" svg:y2="11.3cm" draw:start-shape="id2" draw:start-glue-point="2" draw:end-shape="id3" draw:end-glue-point="4" svg:d="M9871 8466l279 2834" svg:viewBox="0 0 280 2835">
          <text:p/>
        </draw:connector>
        <draw:connector draw:style-name="gr2" draw:text-style-name="P3" xml:id="id4" draw:id="id4" draw:layer="layout" draw:type="line" svg:x1="13.9cm" svg:y1="13.4cm" svg:x2="13.9cm" svg:y2="13.4cm" draw:start-shape="id3" draw:start-glue-point="7" draw:end-shape="id3" draw:end-glue-point="7" svg:d="M13900 13400z" svg:viewBox="0 0 1 1">
          <text:p/>
        </draw:connector>
        <draw:connector draw:style-name="gr4" draw:text-style-name="P1" draw:layer="layout" svg:x1="13.9cm" svg:y1="13.4cm" svg:x2="14.197cm" svg:y2="7.712cm" draw:start-shape="id4" draw:start-glue-point="0" draw:end-shape="id2" draw:end-glue-point="1" svg:d="M13900 13400h1154v-5688h-857" svg:viewBox="0 0 1155 5689">
          <text:p text:style-name="P1">Tak</text:p>
        </draw:connector>
        <draw:connector draw:style-name="gr4" draw:text-style-name="P1" draw:layer="layout" svg:x1="6.4cm" svg:y1="13.4cm" svg:x2="7.2cm" svg:y2="18.75cm" draw:start-shape="id3" draw:start-glue-point="5" draw:end-shape="id5" draw:end-glue-point="5" svg:d="M6400 13400h-501v5350h1301" svg:viewBox="0 0 1302 5351">
          <text:p text:style-name="P1"><text:s text:c="2"/>NIE</text:p>
        </draw:connector>
        <draw:custom-shape draw:style-name="gr5" draw:text-style-name="P4" xml:id="id2" draw:id="id2" draw:layer="layout" svg:width="7.942cm" svg:height="1.416cm" draw:transform="skewX (0.473682358991261) rotate (0.0106465084371654) translate (6.611cm 7.085cm)">
          <text:p text:style-name="P1">Wprowadź m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6.7cm" svg:height="4.1cm" svg:x="7.2cm" svg:y="16.7cm">
          <text:p text:style-name="P1">Wykonuj <text:s/>dopóki</text:p>
          <text:p text:style-name="P1">(m+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6" draw:id="id6" draw:layer="layout" svg:width="7.5cm" svg:height="1.958cm" draw:transform="skewX (0.552396708256205) translate (7cm 23.1cm)">
          <text:p text:style-name="P1">Wyprowadź liczba**2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9cm" svg:y1="18.75cm" svg:x2="13.897cm" svg:y2="24.079cm" draw:start-shape="id5" draw:start-glue-point="7" draw:end-shape="id6" draw:end-glue-point="1" svg:d="M13900 18750h1100v5329h-1103" svg:viewBox="0 0 1104 53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49:24.902000000</meta:creation-date>
    <dc:date>2018-10-02T20:46:50.134000000</dc:date>
    <meta:editing-duration>PT13M41S</meta:editing-duration>
    <meta:editing-cycles>2</meta:editing-cycles>
    <meta:generator>LibreOffice/5.4.2.2$Windows_x86 LibreOffice_project/22b09f6418e8c2d508a9eaf86b2399209b0990f4</meta:generator>
    <meta:document-statistic meta:object-count="11"/>
  </office:meta>
</office:document-meta>
</file>